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99ffff" draw:textarea-horizontal-align="justify" draw:textarea-vertical-align="middle" draw:auto-grow-height="false" fo:min-height="27.624cm" fo:min-width="18.538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18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1.75cm" fo:min-width="17.9cm"/>
    </style:style>
    <style:style style:name="gr5" style:family="graphic" style:parent-style-name="standard">
      <style:graphic-properties draw:fill-color="#66ff00" draw:textarea-horizontal-align="justify" draw:textarea-vertical-align="middle" draw:auto-grow-height="false" fo:min-height="1.75cm" fo:min-width="17.9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75cm" fo:min-width="17.9cm"/>
    </style:style>
    <style:style style:name="gr7" style:family="graphic" style:parent-style-name="standard">
      <style:graphic-properties svg:stroke-color="#3465a4" draw:fill="none" draw:fill-color="#729fcf" draw:textarea-horizontal-align="justify" draw:textarea-vertical-align="middle" draw:auto-grow-height="false" fo:min-height="2.25cm" fo:min-width="17.7cm"/>
    </style:style>
    <style:style style:name="gr8" style:family="graphic" style:parent-style-name="standard">
      <style:graphic-properties svg:stroke-color="#ffff66" draw:fill="none" draw:fill-color="#ffcc00" draw:textarea-horizontal-align="justify" draw:textarea-vertical-align="middle" draw:auto-grow-height="false" fo:min-height="0.75cm" fo:min-width="17.4cm"/>
    </style:style>
    <style:style style:name="gr9" style:family="graphic" style:parent-style-name="standard">
      <style:graphic-properties svg:stroke-color="#ff6600" draw:fill="none" draw:fill-color="#ffcc00" draw:textarea-horizontal-align="justify" draw:textarea-vertical-align="middle" draw:auto-grow-height="false" fo:min-height="0.75cm" fo:min-width="17.4cm"/>
    </style:style>
    <style:style style:name="gr10" style:family="graphic" style:parent-style-name="standard">
      <style:graphic-properties svg:stroke-color="#3465a4" draw:fill="none" draw:textarea-horizontal-align="justify" draw:textarea-vertical-align="middle" draw:auto-grow-height="false" fo:min-height="0.55cm" fo:min-width="0.5cm"/>
    </style:style>
    <style:style style:name="gr11" style:family="graphic" style:parent-style-name="standard">
      <style:graphic-properties svg:stroke-color="#3465a4" draw:fill="none" draw:textarea-horizontal-align="justify" draw:textarea-vertical-align="middle" draw:auto-grow-height="false" fo:min-height="0.55cm" fo:min-width="13cm"/>
    </style:style>
    <style:style style:name="gr12" style:family="graphic" style:parent-style-name="standard">
      <style:graphic-properties svg:stroke-color="#3465a4" draw:fill="none" draw:textarea-horizontal-align="justify" draw:textarea-vertical-align="middle" draw:auto-grow-height="false" fo:min-height="0.55cm" fo:min-width="2cm"/>
    </style:style>
    <style:style style:name="gr13" style:family="graphic" style:parent-style-name="standard">
      <style:graphic-properties svg:stroke-color="#ff6666" draw:fill="none" draw:fill-color="#729fcf" draw:textarea-horizontal-align="justify" draw:textarea-vertical-align="middle" draw:auto-grow-height="false" fo:min-height="19.95cm" fo:min-width="18.1cm"/>
    </style:style>
    <style:style style:name="P1" style:family="paragraph">
      <loext:graphic-properties draw:fill="none" draw:fill-color="#99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ff00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27.874cm" draw:transform="rotate (-0.00261799387799158) translate (0.962cm 0.97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6cm" svg:height="2.1cm" svg:x="1.2cm" svg:y="1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1cm" svg:y1="1.6cm" svg:x2="6.1cm" svg:y2="3.2cm">
          <text:p/>
        </draw:line>
        <draw:line draw:style-name="gr3" draw:text-style-name="P3" draw:layer="layout" svg:x1="10.5cm" svg:y1="1.6cm" svg:x2="10.5cm" svg:y2="3.2cm">
          <text:p/>
        </draw:line>
        <draw:line draw:style-name="gr3" draw:text-style-name="P3" draw:layer="layout" svg:x1="15cm" svg:y1="1.6cm" svg:x2="15cm" svg:y2="3.2cm">
          <text:p/>
        </draw:line>
        <draw:custom-shape draw:style-name="gr4" draw:text-style-name="P4" draw:layer="layout" svg:width="18.4cm" svg:height="2cm" svg:x="1.3cm" svg:y="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4cm" svg:height="2cm" svg:x="1.3cm" svg:y="6cm">
          <text:p text:style-name="P2">Positive filt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.4cm" svg:height="2cm" svg:x="1.3cm" svg:y="3.7cm">
          <text:p text:style-name="P2">Negative filter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2.5cm" svg:x="1.4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9cm" svg:height="1cm" svg:x="1.6cm" svg:y="8.6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9cm" svg:height="1cm" svg:x="1.6cm" svg:y="9.8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8cm" svg:x="1.7cm" svg:y="8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0.8cm" svg:x="3cm" svg:y="8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8cm" svg:x="16.8cm" svg:y="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2.5cm" svg:x="1.4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9cm" svg:height="1cm" svg:x="1.6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9cm" svg:height="1cm" svg:x="1.6cm" svg:y="12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8cm" svg:x="1.7cm" svg:y="1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0.8cm" svg:x="3cm" svg:y="11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8cm" svg:x="16.8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2.5cm" svg:x="1.4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9cm" svg:height="1cm" svg:x="1.6cm" svg:y="14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9cm" svg:height="1cm" svg:x="1.6cm" svg:y="15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8cm" svg:x="1.7cm" svg:y="1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0.8cm" svg:x="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8cm" svg:x="16.8cm" svg:y="14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2.5cm" svg:x="1.4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9cm" svg:height="1cm" svg:x="1.6cm" svg:y="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9cm" svg:height="1cm" svg:x="1.6cm" svg:y="1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8cm" svg:x="1.7cm" svg:y="1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0.8cm" svg:x="3cm" svg:y="1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8cm" svg:x="16.8cm" svg:y="17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2.5cm" svg:x="1.4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9cm" svg:height="1cm" svg:x="1.6cm" svg:y="1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9cm" svg:height="1cm" svg:x="1.6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8cm" svg:x="1.7cm" svg:y="19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0.8cm" svg:x="3cm" svg:y="19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8cm" svg:x="16.8cm" svg:y="1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2.5cm" svg:x="1.4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9cm" svg:height="1cm" svg:x="1.6cm" svg:y="2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9cm" svg:height="1cm" svg:x="1.6cm" svg:y="2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8cm" svg:x="1.7cm" svg:y="2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0.8cm" svg:x="3cm" svg:y="22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8cm" svg:x="16.8cm" svg:y="2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2.5cm" svg:x="1.4cm" svg:y="2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9cm" svg:height="1cm" svg:x="1.6cm" svg:y="2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9cm" svg:height="1cm" svg:x="1.6cm" svg:y="2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8cm" svg:x="1.7cm" svg:y="2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0.8cm" svg:x="3cm" svg:y="2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8cm" svg:x="16.8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8.6cm" svg:height="20.2cm" svg:x="1.2cm" svg:y="8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9:40:29.888788939</meta:creation-date>
    <dc:date>2019-01-13T19:54:50.762264164</dc:date>
    <meta:editing-duration>PT3M37S</meta:editing-duration>
    <meta:editing-cycles>1</meta:editing-cycles>
    <meta:document-statistic meta:object-count="51"/>
    <meta:generator>LibreOffice/6.0.7.3$Linux_X86_64 LibreOffice_project/00m0$Build-3</meta:generator>
  </office:meta>
</office:document-meta>
</file>